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3.358cm"/>
    </style:style>
    <style:style style:name="co3" style:family="table-column">
      <style:table-column-properties fo:break-before="auto" style:column-width="11.231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5.228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ZetaBo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P_Radial_D12.5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0uF/Electr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, C3, C4, C5, C6</text:p>
          </table:table-cell>
          <table:table-cell office:value-type="string" calcext:value-type="string">
            <text:p>C_Disc_D3.0mm_W2.0mm_P2.50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F/Tantalum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D5.0mm_Cl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holder_Cylinder-5x20mm_Schurter_0031_8201_Horizontal_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C PD Modulle</text:p>
          </table:table-cell>
          <table:table-cell office:value-type="string" calcext:value-type="string">
            <text:p><text:a xlink:href="https://www.amazon.com/ACEIRMC-Trigger-Polling-Detector-Notebook/dp/B0BTHXKM91/ref=pd_sbs_d_sccl_2_4/146-2872173-3507327?pd_rd_w=zFWH3&amp;content-id=amzn1.sym.aa738fbd-ad05-4d11-aae2-04b598db6305&amp;pf_rd_p=aa738fbd-ad05-4d11-aae2-04b598db6305&amp;pf_rd_r=GNJBXVR5JDJQ0J1V06VZ&amp;pd_rd_wg=xV3HA&amp;pd_rd_r=ec5cbc1d-3b1f-4dbd-b8eb-026dee143565&amp;pd_rd_i=B0BTHXKM91&amp;psc=1" xlink:type="simple">https://www.amazon.com/ACEIRMC-Trigger-Polling-Detector-Notebook/dp/B0BTHXKM91/ref=pd_sbs_d_sccl_2_4/146-2872173-3507327?pd_rd_w=zFWH3&amp;content-id=amzn1.sym.aa738fbd-ad05-4d11-aae2-04b598db6305&amp;pf_rd_p=aa738fbd-ad05-4d11-aae2-04b598db6305&amp;pf_rd_r=GNJBXVR5JDJQ0J1V06VZ&amp;pd_rd_wg=xV3HA&amp;pd_rd_r=ec5cbc1d-3b1f-4dbd-b8eb-026dee143565&amp;pd_rd_i=B0BTHXKM91&amp;psc=1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R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TE_4-1825136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PLIDAR 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LIDAR C1</text:p>
          </table:table-cell>
          <table:table-cell office:value-type="string" calcext:value-type="string">
            <text:p><text:a xlink:href="https://www.slamtec.com/en/c1" xlink:type="simple">https://www.slamtec.com/en/c1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PI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I5</text:p>
          </table:table-cell>
          <table:table-cell office:value-type="string" calcext:value-type="string">
            <text:p>Raspber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BUCK_CON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 Converter</text:p>
          </table:table-cell>
          <table:table-cell office:value-type="string" calcext:value-type="string">
            <text:p><text:a xlink:href="https://thepihut.com/products/20w-adjustable-dc-dc-buck-converter-with-digital-display?variant=40887809736899&amp;country=GB&amp;currency=GBP" xlink:type="simple">https://thepihut.com/products/20w-adjustable-dc-dc-buck-converter-with-digital-display?variant=40887809736899&amp;country=GB&amp;currency=GBP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er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llax Cont Rotat Servo</text:p>
          </table:table-cell>
          <table:table-cell office:value-type="string" calcext:value-type="string">
            <text:p>https://www.parallax.com/product/parallax-continuous-rotation-servo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PI V2 Cam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spberry PI V2 Camera</text:p>
          </table:table-cell>
          <table:table-cell office:value-type="string" calcext:value-type="string">
            <text:p><text:a xlink:href="https://www.raspberrypi.com/products/camera-module-v2/" xlink:type="simple">https://www.raspberrypi.com/products/camera-module-v2/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all castor with 2-hole fast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 small ball castor</text:p>
          </table:table-cell>
          <table:table-cell office:value-type="string" calcext:value-type="string">
            <text:p>https://www.esska-tech.co.uk/shop/Ball-castors-with-2-hole-fastening-Load-capacity-25-to-55-kg--952914741000-258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26T10:31:32.133889961</dc:date>
    <dc:creator>Bernd Porr</dc:creator>
    <meta:editing-duration>PT5M59S</meta:editing-duration>
    <meta:editing-cycles>3</meta:editing-cycles>
    <meta:generator>LibreOffice/24.2.7.2$Linux_X86_64 LibreOffice_project/420$Build-2</meta:generator>
    <meta:print-date>2026-04-26T10:30:59.494130318</meta:print-date>
    <meta:printed-by>PDF files: Bernd Porr</meta:printed-by>
    <meta:document-statistic meta:table-count="1" meta:cell-count="99" meta:object-count="0"/>
  </office:meta>
</office:document-meta>
</file>